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margin-bottom="0.1965in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5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6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7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8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9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10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11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12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13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14" style:parent-style-name="PreformattedText" style:family="paragraph">
      <style:text-properties fo:font-size="16pt" style:font-size-asian="16pt" style:font-size-complex="16pt"/>
    </style:style>
    <style:style style:name="P15" style:parent-style-name="PreformattedText" style:family="paragraph">
      <style:text-properties fo:font-size="16pt" style:font-size-asian="16pt" style:font-size-complex="16pt"/>
    </style:style>
    <style:style style:name="P16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17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T19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20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P21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P22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P23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P24" style:parent-style-name="PreformattedText" style:family="paragraph">
      <style:text-properties fo:font-style="italic" style:font-style-asian="italic" style:font-style-complex="italic" fo:font-size="16pt" style:font-size-asian="16pt" style:font-size-complex="16pt"/>
    </style:style>
    <style:style style:name="P25" style:parent-style-name="PreformattedText" style:family="paragraph">
      <style:text-properties fo:font-style="italic" style:font-style-asian="italic" style:font-style-complex="italic" fo:font-size="16pt" style:font-size-asian="16pt" style:font-size-complex="16pt"/>
    </style:style>
    <style:style style:name="P26" style:parent-style-name="PreformattedText" style:family="paragraph">
      <style:text-properties fo:font-size="16pt" style:font-size-asian="16pt" style:font-size-complex="16pt"/>
    </style:style>
    <style:style style:name="P27" style:parent-style-name="PreformattedText" style:family="paragraph">
      <style:text-properties fo:font-size="16pt" style:font-size-asian="16pt" style:font-size-complex="16pt"/>
    </style:style>
    <style:style style:name="P28" style:parent-style-name="PreformattedText" style:family="paragraph">
      <style:text-properties fo:font-size="16pt" style:font-size-asian="16pt" style:font-size-complex="16pt"/>
    </style:style>
    <style:style style:name="P29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30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31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32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33" style:parent-style-name="PreformattedText" style:family="paragraph">
      <style:paragraph-properties fo:margin-bottom="0.1965in"/>
      <style:text-properties fo:font-size="16pt" style:font-size-asian="16pt" style:font-size-complex="16pt"/>
    </style:style>
    <style:style style:name="P34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P35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P36" style:parent-style-name="PreformattedText" style:family="paragraph">
      <style:text-properties fo:font-style="italic" style:font-style-asian="italic" style:font-style-complex="italic" fo:font-size="16pt" style:font-size-asian="16pt" style:font-size-complex="16pt"/>
    </style:style>
    <style:style style:name="P37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P38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</office:automatic-styles>
  <office:body>
    <office:text text:use-soft-page-breaks="true">
      <text:p text:style-name="P1"><text:span text:style-name="T2">wget<text:s/></text:span><text:a xlink:href="http://mirrors.estointernet.in/apache/sqoop/1.4.7/sqoop-1.4.7.tar.gz" office:target-frame-name="_top" xlink:show="replace"><text:span text:style-name="T3">http://mirrors.estointernet.in/apache/sqoop/1.4.7/sqoop-1.4.7.tar.gz</text:span></text:a></text:p>
      <text:p text:style-name="P4">tar -xvf sqoop-1.4.7.tar.gz</text:p>
      <text:p text:style-name="P5"/>
      <text:p text:style-name="P6">GO to .bashrc and set env variables</text:p>
      <text:p text:style-name="P7">===================================</text:p>
      <text:p text:style-name="P8">nano ~/.bashrc</text:p>
      <text:p text:style-name="P9">export SQOOP_HOME=/home/hdoop/sqoop-1.4.7</text:p>
      <text:p text:style-name="P10">export PATH=$PATH:$SQOOP_HOME/bin</text:p>
      <text:p text:style-name="P11">source ~/.bashrc</text:p>
      <text:p text:style-name="P12">Go to sqoop conf and set hadoop path</text:p>
      <text:p text:style-name="P13">======================================</text:p>
      <text:p text:style-name="P14">$ cd $SQOOP_HOME/conf</text:p>
      <text:p text:style-name="P15"/>
      <text:p text:style-name="P16">$ mv sqoop-env-template.sh sqoop-env.sh</text:p>
      <text:p text:style-name="P17">$ nano sqoop-env.sh</text:p>
      <text:p text:style-name="Standard"><text:span text:style-name="T18">export HADOOP_COMMON_HOME=</text:span><text:span text:style-name="T19">/home/hdoop/hadoop-3.2.1</text:span></text:p>
      <text:p text:style-name="P20">export HADOOP_MAPRED_HOME=/home/hdoop/hadoop-3.2.1</text:p>
      <text:p text:style-name="P21"/>
      <text:p text:style-name="P22">Configure mysql connector</text:p>
      <text:p text:style-name="P23">===================</text:p>
      <text:p text:style-name="P24">$ wget<text:s/>http://ftp.ntu.edu.tw/MySQL/Downloads/Connector-J/mysql-connector-java-8.0.21.tar.gz</text:p>
      <text:p text:style-name="P25"/>
      <text:p text:style-name="P26"/>
      <text:p text:style-name="P27">$ tar -xvf mysql-connector-java-8.0.21.tar.gz</text:p>
      <text:p text:style-name="P28"/>
      <text:soft-page-break/>
      <text:p text:style-name="P29">$ mv mysql-connector-java-8.0.21/mysql-connector-java-8.0.21.jar /$SQOOP_HOME/lib</text:p>
      <text:p text:style-name="P30">Download and put sqoop jar in sqoop home</text:p>
      <text:p text:style-name="P31">========================================</text:p>
      <text:p text:style-name="P32">wget https://talend-update.talend.com/nexus/content/repositories/libraries/org/apache/sqoop/sqoop/1.4.7/sqoop-1.4.7.jar</text:p>
      <text:p text:style-name="P33">cp sqoop-1.4.7.jar sqoop-1.4.7/</text:p>
      <text:p text:style-name="P34">Verify the<text:s/>installation</text:p>
      <text:p text:style-name="P35">=============</text:p>
      <text:p text:style-name="P36">$ sqoop version</text:p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an kumar</dc:creator>
    <meta:creation-date>2021-02-03T15:33:00Z</meta:creation-date>
    <dc:date>2021-08-13T13:40:00Z</dc:date>
    <meta:template xlink:href="Normal" xlink:type="simple"/>
    <meta:editing-cycles>5</meta:editing-cycles>
    <meta:editing-duration>PT4680S</meta:editing-duration>
    <meta:document-statistic meta:page-count="2" meta:paragraph-count="2" meta:word-count="177" meta:character-count="1188" meta:row-count="8" meta:non-whitespace-character-count="1013"/>
  </office:meta>
</office:document-meta>
</file>